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ans-serif" svg:font-family="sans-serif"/>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office:font-face-decls>
  <office:automatic-styles>
    <style:style style:name="P1" style:family="paragraph" style:parent-style-name="Standard">
      <style:paragraph-properties fo:text-align="start" style:justify-single-word="false"/>
      <style:text-properties officeooo:rsid="0019fda2" officeooo:paragraph-rsid="0019fda2"/>
    </style:style>
    <style:style style:name="P2" style:family="paragraph" style:parent-style-name="Standard">
      <style:paragraph-properties fo:text-align="start" style:justify-single-word="false"/>
      <style:text-properties fo:font-weight="bold" officeooo:rsid="0019fda2" officeooo:paragraph-rsid="001de6fa" style:font-weight-asian="bold" style:font-weight-complex="bold"/>
    </style:style>
    <style:style style:name="P3" style:family="paragraph" style:parent-style-name="Standard">
      <style:paragraph-properties fo:text-align="start" style:justify-single-word="false"/>
      <style:text-properties fo:font-weight="bold" officeooo:rsid="0019fda2" officeooo:paragraph-rsid="0044c494" style:font-weight-asian="bold" style:font-weight-complex="bold"/>
    </style:style>
    <style:style style:name="P4" style:family="paragraph" style:parent-style-name="Standard">
      <style:paragraph-properties fo:text-align="start" style:justify-single-word="false"/>
      <style:text-properties fo:font-weight="bold" officeooo:rsid="001bf6aa" officeooo:paragraph-rsid="001de6fa" style:font-weight-asian="bold" style:font-weight-complex="bold"/>
    </style:style>
    <style:style style:name="P5" style:family="paragraph" style:parent-style-name="Standard">
      <style:paragraph-properties fo:text-align="start" style:justify-single-word="false"/>
      <style:text-properties style:text-underline-style="solid" style:text-underline-width="auto" style:text-underline-color="font-color" fo:font-weight="bold" officeooo:rsid="0019fda2" officeooo:paragraph-rsid="0019fda2" style:font-weight-asian="bold" style:font-weight-complex="bold"/>
    </style:style>
    <style:style style:name="P6" style:family="paragraph" style:parent-style-name="Standard">
      <style:paragraph-properties fo:text-align="start" style:justify-single-word="false"/>
      <style:text-properties style:text-underline-style="solid" style:text-underline-width="auto" style:text-underline-color="font-color" fo:font-weight="bold" officeooo:rsid="0019fda2" officeooo:paragraph-rsid="001de6fa" style:font-weight-asian="bold" style:font-weight-complex="bold"/>
    </style:style>
    <style:style style:name="P7" style:family="paragraph" style:parent-style-name="Standard">
      <style:paragraph-properties fo:text-align="center" style:justify-single-word="false"/>
      <style:text-properties fo:font-size="18pt" style:text-underline-style="solid" style:text-underline-width="auto" style:text-underline-color="font-color" fo:font-weight="bold" officeooo:rsid="0019fda2" officeooo:paragraph-rsid="0019fda2" style:font-size-asian="18pt" style:font-weight-asian="bold" style:font-size-complex="18pt" style:font-weight-complex="bold"/>
    </style:style>
    <style:style style:name="P8" style:family="paragraph" style:parent-style-name="Standard">
      <style:paragraph-properties fo:text-align="start" style:justify-single-word="false"/>
      <style:text-properties fo:font-weight="normal" officeooo:rsid="00215e00" officeooo:paragraph-rsid="00239ce1" style:font-weight-asian="normal" style:font-weight-complex="normal"/>
    </style:style>
    <style:style style:name="P9" style:family="paragraph" style:parent-style-name="Standard">
      <style:paragraph-properties fo:text-align="start" style:justify-single-word="false"/>
      <style:text-properties fo:font-weight="normal" officeooo:rsid="0044c494" officeooo:paragraph-rsid="0044c494" style:font-weight-asian="normal" style:font-weight-complex="normal"/>
    </style:style>
    <style:style style:name="P10" style:family="paragraph" style:parent-style-name="Standard">
      <style:paragraph-properties fo:text-align="start" style:justify-single-word="false"/>
      <style:text-properties fo:font-style="normal" fo:font-weight="normal" officeooo:rsid="001de6fa" officeooo:paragraph-rsid="001fbc7c" style:font-style-asian="normal" style:font-weight-asian="normal" style:font-style-complex="normal" style:font-weight-complex="normal"/>
    </style:style>
    <style:style style:name="P11" style:family="paragraph" style:parent-style-name="Standard">
      <style:paragraph-properties fo:text-align="start" style:justify-single-word="false"/>
      <style:text-properties fo:font-weight="normal" officeooo:rsid="00498d9b" officeooo:paragraph-rsid="00498d9b" style:font-weight-asian="normal" style:font-weight-complex="normal"/>
    </style:style>
    <style:style style:name="P12" style:family="paragraph" style:parent-style-name="Standard">
      <style:paragraph-properties fo:text-align="start" style:justify-single-word="false"/>
      <style:text-properties fo:font-weight="normal" officeooo:rsid="004b60e8" officeooo:paragraph-rsid="00568939" style:font-weight-asian="normal" style:font-weight-complex="normal"/>
    </style:style>
    <style:style style:name="P13" style:family="paragraph" style:parent-style-name="Standard">
      <style:paragraph-properties fo:text-align="start" style:justify-single-word="false"/>
      <style:text-properties fo:font-weight="normal" officeooo:rsid="004b60e8" officeooo:paragraph-rsid="0059a5ea" style:font-weight-asian="normal" style:font-weight-complex="normal"/>
    </style:style>
    <style:style style:name="P14" style:family="paragraph" style:parent-style-name="Standard">
      <style:paragraph-properties fo:text-align="start" style:justify-single-word="false"/>
      <style:text-properties fo:font-weight="normal" officeooo:rsid="00215e00" officeooo:paragraph-rsid="00239ce1" style:font-weight-asian="normal" style:font-weight-complex="normal"/>
    </style:style>
    <style:style style:name="P15" style:family="paragraph" style:parent-style-name="Standard">
      <style:paragraph-properties fo:text-align="start" style:justify-single-word="false"/>
      <style:text-properties fo:font-weight="normal" officeooo:rsid="00511a87" officeooo:paragraph-rsid="00511a87" style:font-weight-asian="normal" style:font-weight-complex="normal"/>
    </style:style>
    <style:style style:name="P16" style:family="paragraph" style:parent-style-name="Standard">
      <style:paragraph-properties fo:text-align="start" style:justify-single-word="false"/>
      <style:text-properties fo:font-weight="normal" officeooo:rsid="00511a87" officeooo:paragraph-rsid="0054dd0a" style:font-weight-asian="normal" style:font-weight-complex="normal"/>
    </style:style>
    <style:style style:name="P17" style:family="paragraph" style:parent-style-name="Standard">
      <style:paragraph-properties fo:text-align="start" style:justify-single-word="false"/>
      <style:text-properties fo:font-weight="normal" officeooo:rsid="00511a87" officeooo:paragraph-rsid="00559469" style:font-weight-asian="normal" style:font-weight-complex="normal"/>
    </style:style>
    <style:style style:name="P18" style:family="paragraph" style:parent-style-name="Standard">
      <style:paragraph-properties fo:text-align="start" style:justify-single-word="false"/>
      <style:text-properties fo:font-weight="normal" officeooo:rsid="0054dd0a" officeooo:paragraph-rsid="0054dd0a" style:font-weight-asian="normal" style:font-weight-complex="normal"/>
    </style:style>
    <style:style style:name="P19" style:family="paragraph" style:parent-style-name="Standard">
      <style:paragraph-properties fo:text-align="start" style:justify-single-word="false"/>
      <style:text-properties fo:font-weight="normal" officeooo:rsid="00568939" officeooo:paragraph-rsid="00568939" style:font-weight-asian="normal" style:font-weight-complex="normal"/>
    </style:style>
    <style:style style:name="P20" style:family="paragraph" style:parent-style-name="Standard">
      <style:paragraph-properties fo:text-align="start" style:justify-single-word="false"/>
      <style:text-properties fo:font-weight="normal" officeooo:rsid="0057cbbe" officeooo:paragraph-rsid="0057cbbe" style:font-weight-asian="normal" style:font-weight-complex="normal"/>
    </style:style>
    <style:style style:name="P21" style:family="paragraph" style:parent-style-name="Standard">
      <style:paragraph-properties fo:text-align="start" style:justify-single-word="false"/>
      <style:text-properties fo:font-weight="normal" officeooo:rsid="0057cbbe" officeooo:paragraph-rsid="0059a5ea" style:font-weight-asian="normal" style:font-weight-complex="normal"/>
    </style:style>
    <style:style style:name="P22" style:family="paragraph" style:parent-style-name="Standard">
      <style:paragraph-properties fo:text-align="start" style:justify-single-word="false"/>
      <style:text-properties fo:font-weight="normal" officeooo:rsid="0059a5ea" officeooo:paragraph-rsid="0059a5ea" style:font-weight-asian="normal" style:font-weight-complex="normal"/>
    </style:style>
    <style:style style:name="P23" style:family="paragraph" style:parent-style-name="Standard">
      <style:paragraph-properties fo:text-align="start" style:justify-single-word="false"/>
      <style:text-properties fo:font-weight="normal" officeooo:rsid="005b8c36" officeooo:paragraph-rsid="005b8c36" style:font-weight-asian="normal" style:font-weight-complex="normal"/>
    </style:style>
    <style:style style:name="P24" style:family="paragraph" style:parent-style-name="Standard">
      <style:paragraph-properties fo:text-align="start" style:justify-single-word="false"/>
      <style:text-properties fo:font-weight="normal" officeooo:rsid="005c77e6" officeooo:paragraph-rsid="005c77e6" style:font-weight-asian="normal" style:font-weight-complex="normal"/>
    </style:style>
    <style:style style:name="P25" style:family="paragraph" style:parent-style-name="Standard">
      <style:paragraph-properties fo:text-align="start" style:justify-single-word="false"/>
      <style:text-properties fo:font-weight="normal" officeooo:rsid="005da523" officeooo:paragraph-rsid="005da523" style:font-weight-asian="normal" style:font-weight-complex="normal"/>
    </style:style>
    <style:style style:name="P26" style:family="paragraph" style:parent-style-name="Standard">
      <style:paragraph-properties fo:text-align="start" style:justify-single-word="false"/>
      <style:text-properties fo:font-weight="normal" officeooo:rsid="005fd705" officeooo:paragraph-rsid="005fd705" style:font-weight-asian="normal" style:font-weight-complex="normal"/>
    </style:style>
    <style:style style:name="P27" style:family="paragraph" style:parent-style-name="Standard">
      <style:paragraph-properties fo:text-align="start" style:justify-single-word="false"/>
      <style:text-properties fo:font-weight="normal" officeooo:rsid="0045d203" officeooo:paragraph-rsid="006536a2" style:font-weight-asian="normal" style:font-weight-complex="normal"/>
    </style:style>
    <style:style style:name="P28" style:family="paragraph" style:parent-style-name="Standard">
      <style:paragraph-properties fo:text-align="start" style:justify-single-word="false"/>
      <style:text-properties fo:font-weight="normal" officeooo:rsid="006d2b38" officeooo:paragraph-rsid="006d2b38" style:font-weight-asian="normal" style:font-weight-complex="normal"/>
    </style:style>
    <style:style style:name="P29" style:family="paragraph" style:parent-style-name="Standard">
      <style:paragraph-properties fo:text-align="start" style:justify-single-word="false"/>
      <style:text-properties fo:font-weight="bold" officeooo:rsid="001bf6aa" officeooo:paragraph-rsid="001bf6aa" style:font-weight-asian="bold" style:font-weight-complex="bold"/>
    </style:style>
    <style:style style:name="P30" style:family="paragraph" style:parent-style-name="Standard">
      <style:paragraph-properties fo:text-align="start" style:justify-single-word="false"/>
      <style:text-properties fo:font-weight="bold" officeooo:rsid="001bf6aa" officeooo:paragraph-rsid="001de6fa" style:font-weight-asian="bold" style:font-weight-complex="bold"/>
    </style:style>
    <style:style style:name="P31" style:family="paragraph" style:parent-style-name="Standard">
      <style:paragraph-properties fo:text-align="start" style:justify-single-word="false"/>
      <style:text-properties fo:font-weight="bold" officeooo:rsid="0019fda2" officeooo:paragraph-rsid="0019fda2" style:font-weight-asian="bold" style:font-weight-complex="bold"/>
    </style:style>
    <style:style style:name="P32" style:family="paragraph" style:parent-style-name="Standard">
      <style:paragraph-properties fo:text-align="start" style:justify-single-word="false"/>
      <style:text-properties fo:font-weight="bold" officeooo:rsid="0019fda2" officeooo:paragraph-rsid="001de6fa" style:font-weight-asian="bold" style:font-weight-complex="bold"/>
    </style:style>
    <style:style style:name="P33" style:family="paragraph" style:parent-style-name="Standard">
      <style:paragraph-properties fo:text-align="start" style:justify-single-word="false"/>
      <style:text-properties officeooo:paragraph-rsid="005da523"/>
    </style:style>
    <style:style style:name="P34" style:family="paragraph" style:parent-style-name="Standard">
      <style:paragraph-properties fo:text-align="start" style:justify-single-word="false"/>
      <style:text-properties officeooo:rsid="0019fda2" officeooo:paragraph-rsid="00498d9b"/>
    </style:style>
    <style:style style:name="P35" style:family="paragraph" style:parent-style-name="Standard">
      <style:paragraph-properties fo:text-align="start" style:justify-single-word="false"/>
      <style:text-properties officeooo:rsid="004b60e8" officeooo:paragraph-rsid="004b60e8"/>
    </style:style>
    <style:style style:name="P36" style:family="paragraph" style:parent-style-name="Standard">
      <style:paragraph-properties fo:text-align="start" style:justify-single-word="false"/>
      <style:text-properties officeooo:rsid="005e40ba" officeooo:paragraph-rsid="005e40ba"/>
    </style:style>
    <style:style style:name="P37" style:family="paragraph" style:parent-style-name="Standard">
      <style:paragraph-properties fo:text-align="start" style:justify-single-word="false"/>
      <style:text-properties officeooo:rsid="005e40ba" officeooo:paragraph-rsid="005fd705"/>
    </style:style>
    <style:style style:name="P38" style:family="paragraph" style:parent-style-name="Standard">
      <style:paragraph-properties fo:text-align="start" style:justify-single-word="false"/>
      <style:text-properties style:text-underline-style="solid" style:text-underline-width="auto" style:text-underline-color="font-color" fo:font-weight="bold" officeooo:rsid="0019fda2" officeooo:paragraph-rsid="001de6fa" style:font-weight-asian="bold" style:font-weight-complex="bold"/>
    </style:style>
    <style:style style:name="P39" style:family="paragraph" style:parent-style-name="Standard">
      <style:paragraph-properties fo:text-align="start" style:justify-single-word="false"/>
      <style:text-properties fo:font-style="normal" fo:font-weight="bold" officeooo:rsid="0019fda2" officeooo:paragraph-rsid="006d2b38" style:font-style-asian="normal" style:font-weight-asian="bold" style:font-style-complex="normal" style:font-weight-complex="bold"/>
    </style:style>
    <style:style style:name="P40" style:family="paragraph" style:parent-style-name="Standard">
      <style:paragraph-properties fo:text-align="start" style:justify-single-word="false"/>
      <style:text-properties fo:font-style="normal" fo:font-weight="normal" officeooo:rsid="006d2b38" officeooo:paragraph-rsid="006fd205" style:font-style-asian="normal" style:font-weight-asian="normal" style:font-style-complex="normal" style:font-weight-complex="normal"/>
    </style:style>
    <style:style style:name="T1" style:family="text">
      <style:text-properties officeooo:rsid="001de6fa"/>
    </style:style>
    <style:style style:name="T2" style:family="text">
      <style:text-properties fo:font-weight="normal" style:font-weight-asian="normal" style:font-weight-complex="normal"/>
    </style:style>
    <style:style style:name="T3" style:family="text">
      <style:text-properties fo:font-weight="normal" officeooo:rsid="00498d9b" style:font-weight-asian="normal" style:font-weight-complex="normal"/>
    </style:style>
    <style:style style:name="T4" style:family="text">
      <style:text-properties fo:font-weight="normal" officeooo:rsid="005b8c36" style:font-weight-asian="normal" style:font-weight-complex="normal"/>
    </style:style>
    <style:style style:name="T5" style:family="text">
      <style:text-properties fo:font-weight="normal" officeooo:rsid="005c77e6" style:font-weight-asian="normal" style:font-weight-complex="normal"/>
    </style:style>
    <style:style style:name="T6" style:family="text">
      <style:text-properties fo:font-weight="normal" officeooo:rsid="0058ed0a" style:font-weight-asian="normal" style:font-weight-complex="normal"/>
    </style:style>
    <style:style style:name="T7" style:family="text">
      <style:text-properties fo:font-weight="normal" officeooo:rsid="005da523" style:font-weight-asian="normal" style:font-weight-complex="normal"/>
    </style:style>
    <style:style style:name="T8" style:family="text">
      <style:text-properties fo:font-weight="normal" officeooo:rsid="005fd705" style:font-weight-asian="normal" style:font-weight-complex="normal"/>
    </style:style>
    <style:style style:name="T9" style:family="text">
      <style:text-properties style:text-underline-style="solid" style:text-underline-width="auto" style:text-underline-color="font-color"/>
    </style:style>
    <style:style style:name="T10" style:family="text">
      <style:text-properties style:text-underline-style="solid" style:text-underline-width="auto" style:text-underline-color="font-color" officeooo:rsid="001de6fa"/>
    </style:style>
    <style:style style:name="T11" style:family="text">
      <style:text-properties officeooo:rsid="00498d9b"/>
    </style:style>
    <style:style style:name="T12" style:family="text">
      <style:text-properties fo:font-weight="bold" style:font-weight-asian="bold" style:font-weight-complex="bold"/>
    </style:style>
    <style:style style:name="T13" style:family="text">
      <style:text-properties officeooo:rsid="00516ad6"/>
    </style:style>
    <style:style style:name="T14" style:family="text">
      <style:text-properties officeooo:rsid="0051d882"/>
    </style:style>
    <style:style style:name="T15" style:family="text">
      <style:text-properties officeooo:rsid="0054dd0a"/>
    </style:style>
    <style:style style:name="T16" style:family="text">
      <style:text-properties officeooo:rsid="00559469"/>
    </style:style>
    <style:style style:name="T17" style:family="text">
      <style:text-properties officeooo:rsid="00568939"/>
    </style:style>
    <style:style style:name="T18" style:family="text">
      <style:text-properties officeooo:rsid="0058ed0a"/>
    </style:style>
    <style:style style:name="T19" style:family="text">
      <style:text-properties officeooo:rsid="005b8c36"/>
    </style:style>
    <style:style style:name="T20" style:family="text">
      <style:text-properties officeooo:rsid="005c77e6"/>
    </style:style>
    <style:style style:name="T21" style:family="text">
      <style:text-properties officeooo:rsid="005e40ba"/>
    </style:style>
    <style:style style:name="T22" style:family="text">
      <style:text-properties officeooo:rsid="00615ed8"/>
    </style:style>
    <style:style style:name="T23" style:family="text">
      <style:text-properties officeooo:rsid="00630c5f"/>
    </style:style>
    <style:style style:name="T24" style:family="text">
      <style:text-properties officeooo:rsid="006efca0"/>
    </style:style>
    <style:style style:name="T25" style:family="text">
      <style:text-properties officeooo:rsid="006fd20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Formative Assignment</text:p>
      <text:p text:style-name="P1"/>
      <text:p text:style-name="P5">Exercise 1: </text:p>
      <text:p text:style-name="P29">Answer:</text:p>
      <text:p text:style-name="P12">The output is <text:span text:style-name="T17">0x63636363636363636363636363636363</text:span></text:p>
      <text:p text:style-name="P34"><text:span text:style-name="T12">Code Implemented: </text:span></text:p>
      <text:p text:style-name="P34"><text:span text:style-name="T3">None</text:span></text:p>
      <text:p text:style-name="P31">Further Explanation:</text:p>
      <text:p text:style-name="P11">Starting initially with <text:span text:style-name="T13">128 0 bits or 32 hex digits for the input plaintext, k(0) and k(1). When the key addition takes place between the plaintext and k(0), due to the nature of XOR there will be no change between any of the values as they are not different, this then moves into the for loop where substitution takes place, all values will be replaced with 63, outputting:</text:span></text:p>
      <text:p text:style-name="P15"><text:span text:style-name="T15">0x</text:span>6<text:span text:style-name="T13">3 0x</text:span>6<text:span text:style-name="T13">3</text:span> <text:span text:style-name="T15">0x</text:span>6<text:span text:style-name="T13">3</text:span> <text:span text:style-name="T15">0x</text:span>6<text:span text:style-name="T13">3</text:span></text:p>
      <text:p text:style-name="P16"><text:span text:style-name="T15">0x</text:span>6<text:span text:style-name="T13">3</text:span> <text:span text:style-name="T15">0x</text:span>6<text:span text:style-name="T13">3</text:span> <text:span text:style-name="T15">0x</text:span>6<text:span text:style-name="T13">3</text:span> <text:span text:style-name="T15">0x</text:span>6<text:span text:style-name="T13">3</text:span></text:p>
      <text:p text:style-name="P16"><text:span text:style-name="T15">0x</text:span>6<text:span text:style-name="T13">3</text:span> <text:span text:style-name="T15">0x</text:span>6<text:span text:style-name="T13">3</text:span> <text:span text:style-name="T15">0x</text:span>6<text:span text:style-name="T13">3</text:span> <text:span text:style-name="T15">0x</text:span>6<text:span text:style-name="T13">3</text:span></text:p>
      <text:p text:style-name="P17"><text:span text:style-name="T15">0x</text:span>6<text:span text:style-name="T13">3</text:span> <text:span text:style-name="T15">0x</text:span>6<text:span text:style-name="T13">3</text:span> <text:span text:style-name="T15">0x</text:span>6<text:span text:style-name="T13">3</text:span> <text:span text:style-name="T15">0x</text:span>6<text:span text:style-name="T13">3</text:span></text:p>
      <text:p text:style-name="P15">This <text:span text:style-name="T15">means</text:span> that <text:span text:style-name="T14">during the shift rows stage no changes will occur as all elements are the same.</text:span></text:p>
      <text:p text:style-name="P18">For mix Columns <text:span text:style-name="T16">the matrix shown below is used</text:span></text:p>
      <text:p text:style-name="P18">0x02 <text:s text:c="3"/>0x03 <text:s text:c="3"/>0x01 <text:s text:c="3"/>0x01</text:p>
      <text:p text:style-name="P18">0x01 <text:s text:c="3"/>0x02 <text:s text:c="3"/>0x03 <text:s text:c="3"/>0x01</text:p>
      <text:p text:style-name="P18">0x01 <text:s text:c="3"/>0x01 <text:s text:c="3"/>0x02 <text:s text:c="3"/>0x03</text:p>
      <text:p text:style-name="P18">0x03 <text:s text:c="3"/>0x01 <text:s text:c="3"/>0x01 <text:s text:c="3"/>0x02</text:p>
      <text:p text:style-name="P15"/>
      <text:p text:style-name="P19">0x63 as bits is: 01100011 or x^6+x^5+x + 1</text:p>
      <text:p text:style-name="P19">0x01 as bits is: 00000001 or 1</text:p>
      <text:p text:style-name="P19">0x02 as bits is: 00000010 or x</text:p>
      <text:p text:style-name="P19">0x03 as bits is: 00000011 or x + 1</text:p>
      <text:p text:style-name="P19"/>
      <text:p text:style-name="P19">x ⊗ 0x01 <text:span text:style-name="T22">= </text:span>x<text:line-break/>x ⊗ 0x02 <text:span text:style-name="T22">=</text:span> x &lt;&lt; 1<text:line-break/>x ⊗ 0x03 <text:span text:style-name="T22">= </text:span>x ⊕ (x ⊗ 0x02)</text:p>
      <text:p text:style-name="P19"/>
      <text:p text:style-name="P20">outputing</text:p>
      <text:p text:style-name="P20"/>
      <text:p text:style-name="P21">0xC6 0xA5 <text:span text:style-name="T18">0x63 0x63 ⊕ = 0x63</text:span></text:p>
      <text:p text:style-name="P21">0x63 <text:span text:style-name="T18">0xC6 </text:span>0xA5 <text:span text:style-name="T18">0x63 ⊕ = 0x63</text:span></text:p>
      <text:p text:style-name="P21">0x63 <text:span text:style-name="T18">0x63 0xC6 </text:span>0xA5 <text:span text:style-name="T17">⊕ = 0x63</text:span></text:p>
      <text:p text:style-name="P21">0xA5 <text:span text:style-name="T18">0x63 0x63 0xC6 ⊕ = 0x63</text:span></text:p>
      <text:p text:style-name="P21"/>
      <text:p text:style-name="P22">This means for all columns the output would still be 0x63. Finally, when XORd with the key of all zeros, the round 1 ciphertext will be:</text:p>
      <text:p text:style-name="P13"><text:span text:style-name="T17">0x63636363636363636363636363636363</text:span></text:p>
      <text:p text:style-name="P8"/>
      <text:p text:style-name="P8"/>
      <text:p text:style-name="P8"/>
      <text:p text:style-name="P2"><text:soft-page-break/><text:span text:style-name="T9">Exercise </text:span><text:span text:style-name="T10">2</text:span><text:span text:style-name="T9">: </text:span></text:p>
      <text:p text:style-name="P4">Answer:</text:p>
      <text:p text:style-name="P26">K(0) = <text:span text:style-name="T19">0xFFFFFFFFFFFFFFFFFFFFFFFFFFFFFFFF</text:span></text:p>
      <text:p text:style-name="P26">K(1) = <text:span text:style-name="T21">0xE8E9E9E9</text:span>17161616E8E9E9E917161616</text:p>
      <text:p text:style-name="P2">Code Implemented: </text:p>
      <text:p text:style-name="P35"><text:span text:style-name="T2">None</text:span></text:p>
      <text:p text:style-name="P2">Further Explanation:</text:p>
      <text:p text:style-name="P25">Completing Key Schedule</text:p>
      <text:p text:style-name="P23">Initial Encryption key K = 0xFFFFFFFFFFFFFFFFFFFFFFFFFFFFFFFF</text:p>
      <text:p text:style-name="P23">W0-<text:span text:style-name="T20">3</text:span> = 0xFFFFFFFF</text:p>
      <text:p text:style-name="P24">T = W3 &lt;&lt;&lt; 8 = W3 (No change)</text:p>
      <text:p text:style-name="P24">T = Subytes(T) = 0x16161616</text:p>
      <text:p text:style-name="P33"><text:span text:style-name="T5">T = T </text:span><text:span text:style-name="T6">⊕ </text:span><text:span text:style-name="T5">Rci = 0x16161616 </text:span><text:span text:style-name="T6">⊕ </text:span><text:span text:style-name="T7">0x01000000 = 0x17161616</text:span></text:p>
      <text:p text:style-name="P36"><text:span text:style-name="T7">W</text:span><text:span text:style-name="T2">4 = W0 </text:span><text:span text:style-name="T6">⊕ </text:span><text:span text:style-name="T2">T = </text:span><text:span text:style-name="T4">0xFFFFFFFF </text:span><text:span text:style-name="T6">⊕ </text:span><text:span text:style-name="T7">0x17161616 </text:span><text:span text:style-name="T2">= 0xE8E9E9E9</text:span></text:p>
      <text:p text:style-name="P37"><text:span text:style-name="T2">W5 </text:span><text:span text:style-name="T8">= W1 </text:span><text:span text:style-name="T6">⊕ </text:span><text:span text:style-name="T7">W</text:span><text:span text:style-name="T8">4 = <text:s/></text:span><text:span text:style-name="T4">0xFFFFFFFF </text:span><text:span text:style-name="T6">⊕ </text:span><text:span text:style-name="T2">0xE8E9E9E9 </text:span><text:span text:style-name="T8">= 0x17161616</text:span></text:p>
      <text:p text:style-name="P37"><text:span text:style-name="T2">W6 </text:span><text:span text:style-name="T8">= W2 </text:span><text:span text:style-name="T6">⊕ </text:span><text:span text:style-name="T7">W</text:span><text:span text:style-name="T8">5 = <text:s/></text:span><text:span text:style-name="T4">0xFFFFFFFF </text:span><text:span text:style-name="T6">⊕ </text:span><text:span text:style-name="T8">0x17161616 = 0xE8E9E9E9</text:span></text:p>
      <text:p text:style-name="P37"><text:span text:style-name="T2">W7 </text:span><text:span text:style-name="T8">= W3 </text:span><text:span text:style-name="T6">⊕ </text:span><text:span text:style-name="T7">W</text:span><text:span text:style-name="T8">6 = <text:s/></text:span><text:span text:style-name="T4">0xFFFFFFFF </text:span><text:span text:style-name="T6">⊕ </text:span><text:span text:style-name="T8">0xE8E9E9E9 = 0x17161616</text:span></text:p>
      <text:p text:style-name="P37"><text:span text:style-name="T2">K1 = </text:span><text:span text:style-name="T7">W</text:span><text:span text:style-name="T2">4 +W5 + W6 + W7 = 0xE8E9E9E9</text:span><text:span text:style-name="T8">17161616E8E9E9E917161616</text:sp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Exercise <text:span text:style-name="T1">3</text:span>: </text:p>
      <text:p text:style-name="P4">Answer: </text:p>
      <text:p text:style-name="P10">Collision found</text:p>
      <text:p text:style-name="P10">Number of tries made: 41465803901</text:p>
      <text:p text:style-name="P10">Taking 76632.49720597267 seconds</text:p>
      <text:p text:style-name="P10">Plaintext one is: 41465803901</text:p>
      <text:p text:style-name="P10">Plaintext two is: 1871</text:p>
      <text:p text:style-name="P10">The full hash for the first plaintext is: 7026d0f189b40a2bdb4758f9cd88d850d2516d51</text:p>
      <text:p text:style-name="P10">The full hash for the first plaintext is: 7026d0f189b40a2ab2815aa592f49c2e0997bd3a</text:p>
      <text:p text:style-name="P10">The part of the hash shared is: 7026d0f189b40a2</text:p>
      <text:p text:style-name="P10"/>
      <text:p text:style-name="P2">Code Implemented <text:span text:style-name="T23">(Python)</text:span>:<text:span text:style-name="T2"> </text:span></text:p>
      <text:p text:style-name="P2"><text:span text:style-name="T2">#!/usr/bin/env python3</text:span></text:p>
      <text:p text:style-name="P2"><text:span text:style-name="T2"># -*- coding: utf-8 -*-</text:span></text:p>
      <text:p text:style-name="P2"><text:span text:style-name="T2">import hashlib</text:span></text:p>
      <text:p text:style-name="P2"><text:span text:style-name="T2">import random</text:span></text:p>
      <text:p text:style-name="P2"><text:span text:style-name="T2">#import string</text:span></text:p>
      <text:p text:style-name="P2"><text:span text:style-name="T2">import time</text:span></text:p>
      <text:p text:style-name="P2"><text:span text:style-name="T2"/></text:p>
      <text:p text:style-name="P2"><text:span text:style-name="T2">class Task_3:</text:span></text:p>
      <text:p text:style-name="P2"><text:span text:style-name="T2"><text:s text:c="4"/>def __init__(self):</text:span></text:p>
      <text:p text:style-name="P2"><text:span text:style-name="T2"><text:s text:c="8"/>self.implement()</text:span></text:p>
      <text:p text:style-name="P2"><text:span text:style-name="T2"><text:s text:c="4"/></text:span></text:p>
      <text:p text:style-name="P2"><text:span text:style-name="T2"><text:s text:c="4"/>def get_random(stp): #Unused for final run</text:span></text:p>
      <text:p text:style-name="P2"><text:span text:style-name="T2"><text:s text:c="8"/>strcount = 0</text:span></text:p>
      <text:p text:style-name="P2"><text:span text:style-name="T2"><text:s text:c="8"/>strleng = random.randint(1,20) #Choose a random integer between 1 and 20</text:span></text:p>
      <text:p text:style-name="P2"><text:span text:style-name="T2"><text:s text:c="8"/>output = []</text:span></text:p>
      <text:p text:style-name="P2"><text:span text:style-name="T2"><text:s text:c="8"/>while strcount &lt; strleng:</text:span></text:p>
      <text:p text:style-name="P2"><text:span text:style-name="T2"><text:s text:c="10"/>output.append(random.choice(stp)) #Append on a random char from StrPoss</text:span></text:p>
      <text:p text:style-name="P2"><text:span text:style-name="T2"><text:s text:c="10"/>strcount+=1</text:span></text:p>
      <text:p text:style-name="P2"><text:span text:style-name="T2"><text:s text:c="8"/>out = ''.join(output)</text:span></text:p>
      <text:p text:style-name="P2"><text:span text:style-name="T2"><text:s text:c="8"/>return out</text:span></text:p>
      <text:p text:style-name="P2"><text:span text:style-name="T2"><text:s text:c="4"/></text:span></text:p>
      <text:p text:style-name="P2"><text:span text:style-name="T2"><text:s text:c="4"/>def implement(self):</text:span></text:p>
      <text:p text:style-name="P2"><text:span text:style-name="T2"><text:s text:c="8"/>#StrPoss = string.ascii_letters+string.digits #All possibile string characters</text:span></text:p>
      <text:p text:style-name="P2"><text:span text:style-name="T2"><text:s text:c="8"/>Tries = 0 #Number of Tr</text:span></text:p>
      <text:p text:style-name="P2"><text:span text:style-name="T2"><text:s text:c="8"/>diction = {}</text:span></text:p>
      <text:p text:style-name="P2"><text:span text:style-name="T2"><text:s text:c="8"/>run = True</text:span></text:p>
      <text:p text:style-name="P2"><text:span text:style-name="T2"><text:s text:c="8"/>start_time = time.time() #Calculates time taken to find collision</text:span></text:p>
      <text:p text:style-name="P2"><text:span text:style-name="T2"><text:s text:c="8"/>InputIntoMem = True #Implimented in later i</text:span></text:p>
      <text:p text:style-name="P2"><text:span text:style-name="T2"><text:s text:c="8"/>while run == True:</text:span></text:p>
      <text:p text:style-name="P2"><text:span text:style-name="T2"><text:s text:c="12"/>Tries +=1</text:span></text:p>
      <text:p text:style-name="P2"><text:span text:style-name="T2"><text:s text:c="12"/>#Input = Task_3.get_random(StrPoss) #Initially used but was drastically slowing down speed</text:span></text:p>
      <text:p text:style-name="P2"><text:soft-page-break/><text:span text:style-name="T2"><text:s text:c="12"/>Input = str(Tries)</text:span></text:p>
      <text:p text:style-name="P2"><text:span text:style-name="T2"><text:s text:c="12"/>Hashed = hashlib.sha1(Input.encode("ascii")).hexdigest() #Hashes the Input with SHA1</text:span></text:p>
      <text:p text:style-name="P2"><text:span text:style-name="T2"><text:s text:c="12"/>Hashed = Hashed[0:15] # Cuts down the Hash to the length needed: 8 and 10 in testing, 15 final</text:span></text:p>
      <text:p text:style-name="P2"><text:span text:style-name="T2"><text:s text:c="12"/>if (Tries % 1000000) == 0: #Used to keep reasonably track of how many tries taken place</text:span></text:p>
      <text:p text:style-name="P2"><text:span text:style-name="T2"><text:s text:c="16"/>print("Number of tries made so far" ,Tries) </text:span></text:p>
      <text:p text:style-name="P2"><text:span text:style-name="T2"><text:s text:c="16"/>print(Input)</text:span></text:p>
      <text:p text:style-name="P2"><text:span text:style-name="T2"><text:s text:c="12"/>if (Tries % 20000000) == 0: #Put into place to stop new input into RAM</text:span></text:p>
      <text:p text:style-name="P2"><text:span text:style-name="T2"><text:s text:c="16"/>InputIntoMem = False</text:span></text:p>
      <text:p text:style-name="P2"><text:span text:style-name="T2"><text:s text:c="12"/>if (Hashed not in diction.keys()) and (InputIntoMem == True): </text:span></text:p>
      <text:p text:style-name="P2"><text:span text:style-name="T2"><text:s text:c="20"/>diction[Hashed] = Input </text:span></text:p>
      <text:p text:style-name="P2"><text:span text:style-name="T2"><text:s text:c="20"/>#Was initially a memory error trycatch statement but removed as not needed anymore</text:span></text:p>
      <text:p text:style-name="P2"><text:span text:style-name="T2"><text:s text:c="12"/>elif (Hashed in diction.keys()) and (diction[Hashed] != Input):</text:span></text:p>
      <text:p text:style-name="P2"><text:span text:style-name="T2"><text:s text:c="16"/>print ("Collision found")</text:span></text:p>
      <text:p text:style-name="P2"><text:span text:style-name="T2"><text:s text:c="16"/>print("Number of tries made:" ,Tries)</text:span></text:p>
      <text:p text:style-name="P2"><text:span text:style-name="T2"><text:s text:c="16"/>print("Taking %s seconds" % (time.time() - start_time))</text:span></text:p>
      <text:p text:style-name="P2"><text:span text:style-name="T2"><text:s text:c="16"/>HashedInpOne = hashlib.sha1(Input.encode("ascii")).hexdigest()</text:span></text:p>
      <text:p text:style-name="P2"><text:span text:style-name="T2"><text:s text:c="16"/>HashedInpTwo = hashlib.sha1(diction[Hashed].encode("ascii")).hexdigest()</text:span></text:p>
      <text:p text:style-name="P2"><text:span text:style-name="T2"><text:s text:c="16"/>print("Plaintext one is:", Input)</text:span></text:p>
      <text:p text:style-name="P2"><text:span text:style-name="T2"><text:s text:c="16"/>print("Plaintext two is:", diction[Hashed])</text:span></text:p>
      <text:p text:style-name="P2"><text:span text:style-name="T2"><text:s text:c="16"/>print("The full hash for the first plaintext is:",HashedInpOne)</text:span></text:p>
      <text:p text:style-name="P2"><text:span text:style-name="T2"><text:s text:c="16"/>print ("The full hash for the first plaintext is:", HashedInpTwo)</text:span></text:p>
      <text:p text:style-name="P2"><text:span text:style-name="T2"><text:s text:c="16"/>print ("The part of the hash shared is:", Hashed)</text:span></text:p>
      <text:p text:style-name="P2"><text:span text:style-name="T2"><text:s text:c="16"/>break</text:span></text:p>
      <text:p text:style-name="P2"><text:span text:style-name="T2"><text:s text:c="16"/></text:span></text:p>
      <text:p text:style-name="P2"><text:span text:style-name="T2">if __name__ == "__main__":</text:span></text:p>
      <text:p text:style-name="P2"><text:span text:style-name="T2"><text:s text:c="4"/>t3 = Task_3()</text:span></text:p>
      <text:p text:style-name="P2">Further Explanation:</text:p>
      <text:p text:style-name="P27">Initial impliment<text:span text:style-name="T11">ation for smaller finding collisions with smaller nibbles was completed using a random generator for words, this was found to be very inefficient, creating up to 20 random values to add to the output variable. The use of these strings also and allowed for the same value to be outputted several times and so wasted time. The incrementer tries was instead used as the number would be different every time and was already being implimented so could be used efficiently. The script takes a new hash each loop, cuts it down to 15 and compares it before storing in RAM, this occurs until there is 20 millions hashes when no new hashes are entered and the newer hashes are compared to this original 20 million. Eventually after 41 trillion tries a collision was found.</text:span></text:p>
      <text:p text:style-name="P27"/>
      <text:p text:style-name="P6"/>
      <text:p text:style-name="P6"/>
      <text:p text:style-name="P6"/>
      <text:p text:style-name="P6"/>
      <text:p text:style-name="P6"/>
      <text:p text:style-name="P6"><text:soft-page-break/>Exercise <text:span text:style-name="T1">4:</text:span> </text:p>
      <text:p text:style-name="P4">Answer:</text:p>
      <text:p text:style-name="P28">Photo not uploaded</text:p>
      <text:p text:style-name="P2">Code Implemented: </text:p>
      <text:p text:style-name="P9">None</text:p>
      <text:p text:style-name="P39">Further Explanation:</text:p>
      <text:p text:style-name="P40">I am in the process of changing my name and so do not wish for my face to be associated with a name I do not wish to use <text:span text:style-name="T24">for much longer</text:span>. </text:p>
      <text:p text:style-name="P40"><text:span text:style-name="T25">Because this image will be accessible to all other people on the system, I</text:span> <text:span text:style-name="T24">do not want bad personal interactions or percieved slights that members of staff may believe exist to be able to be linked to the my account and grades they will be giving me for assessments. No matter how objective a lecturer may seem to or believe themselves to be, favouritism can still occur and I believe keeping the data as anonymous as possible is the best course of action. </text:span></text:p>
      <text:p text:style-name="P40"><text:span text:style-name="T24">Completing this task would also introduce even more data to a system that already holds vast amounts of my personal data, doing this (especially adding an image which can have a lot of information garnered from it) is likely going to increase the chances of de-anonymisation and exploitation of said data if a breach were to occur. </text:span></text:p>
      <text:p text:style-name="P40"><text:span text:style-name="T24">I do not believe this addition has enough positive effects to outweigh the privacy and security concerns it causes me.</text:span></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ans-serif" svg:font-family="sans-serif"/>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DejaVu Serif" fo:font-size="12pt" fo:language="en" fo:country="GB" style:letter-kerning="true" style:font-name-asian="DejaVu Sans1" style:font-size-asian="10.5pt" style:language-asian="zh" style:country-asian="CN" style:font-name-complex="DejaVu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DejaVu Serif" fo:font-size="12pt" fo:language="en" fo:country="GB"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DejaVu Sans" fo:font-family="'DejaVu Sans'" style:font-family-generic="swiss" style:font-pitch="variable" fo:font-size="14pt" style:font-name-asian="DejaVu Sans1" style:font-family-asian="'DejaVu Sans'"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10T10:00:48.300276699</meta:creation-date>
    <dc:date>2019-11-06T13:46:17.876409763</dc:date>
    <meta:editing-duration>P2DT20H17M8S</meta:editing-duration>
    <meta:editing-cycles>58</meta:editing-cycles>
    <meta:generator>LibreOffice/6.2.8.2$Linux_X86_64 LibreOffice_project/20$Build-2</meta:generator>
    <meta:document-statistic meta:table-count="0" meta:image-count="0" meta:object-count="0" meta:page-count="5" meta:paragraph-count="127" meta:word-count="1030" meta:character-count="6781" meta:non-whitespace-character-count="5277"/>
  </office:meta>
</office:document-meta>
</file>